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orkshee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Shoes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Shir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Ha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Trousers</text:p>
          </table:table-cell>
          <table:covered-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Elf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ink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rey</text:p>
          </table:table-cell>
          <table:table-cell table:style-name="ce4" office:value-type="string" calcext:value-type="string">
            <text:p>Purpl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ve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1" office:value-type="string" calcext:value-type="string">
            <text:p>Od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Pres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number-columns-repeated="10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ol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Hou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o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20:39:31.182690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39:00.776711536</meta:creation-date>
    <meta:generator>LibreOffice/5.1.6.2$Linux_X86_64 LibreOffice_project/10m0$Build-2</meta:generator>
    <dc:date>2017-12-25T22:11:07.675417427</dc:date>
    <meta:editing-duration>PT1H31M18S</meta:editing-duration>
    <meta:editing-cycles>35</meta:editing-cycles>
    <meta:document-statistic meta:table-count="1" meta:cell-count="119" meta:object-count="0"/>
  </office:meta>
</office:document-meta>
</file>